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c97" officeooo:paragraph-rsid="000c5c97"/>
    </style:style>
    <style:style style:name="T1" style:family="text">
      <style:text-properties officeooo:rsid="000c9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ulator usage, <text:span text:style-name="T1">caveats, perform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6:15:39.244367400</meta:creation-date>
    <dc:date>2026-02-05T16:16:02.074818100</dc:date>
    <meta:editing-duration>PT11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" meta:word-count="4" meta:character-count="36" meta:non-whitespace-character-count="33"/>
  </office:meta>
</office:document-meta>
</file>